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3b458" officeooo:paragraph-rsid="0013b458"/>
    </style:style>
    <style:style style:name="P2" style:family="paragraph" style:parent-style-name="Standard">
      <style:text-properties fo:font-size="13pt" officeooo:rsid="0013b458" officeooo:paragraph-rsid="0013b458" style:font-size-asian="13pt" style:font-size-complex="13pt"/>
    </style:style>
    <style:style style:name="P3" style:family="paragraph" style:parent-style-name="Standard">
      <style:text-properties fo:font-size="13pt" officeooo:rsid="0013b458" officeooo:paragraph-rsid="0014a39a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00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成绩查询：</text:p>
      <text:p text:style-name="P1"><text:tab/><text:span text:style-name="T1">学员在</text:span><text:span text:style-name="T2">个人中心</text:span><text:span text:style-name="T1">点击</text:span><text:span text:style-name="T2">成绩查询</text:span><text:span text:style-name="T1">按钮，将存储在session里的用户id值传到Servlet中，服务器根据此用户id从Mysql数据库中搜索个人的测试成绩并且返回到JSP页面中。</text:span></text:p>
      <text:p text:style-name="P1"><text:span text:style-name="T1"/></text:p>
      <text:p text:style-name="P3">审核<text:span text:style-name="T1">：运营团队在后台管理界面对前台用户上传的视频进行审核，如果发现该视频是不良视频，点击删除，将此视频id传到servlet中，在musql数据库中删除此视频。将此用户拉黑。将发布此视频的用户id 传到servlet中，在数据库中将此用户的status改为0，status为0的用户登录学习平台时会显示登录失败。</text:span></text:p>
      <text:p text:style-name="P3"><text:span text:style-name="T1"><text:s text:c="9"/></text:span></text:p>
      <text:p text:style-name="P3"><text:span text:style-name="T1"/></text:p>
      <text:p text:style-name="P3">加好友<text:span text:style-name="T1">：</text:span></text:p>
      <text:p text:style-name="P3"><text:span text:style-name="T1"><text:tab/>在前台已经注册的普通用户和学员在登录此学习平台后，在前台页面个人中心---我的好友里边点击添加好友按钮，可以搜索其他用户的id，然后服务器将此id传到servlet中，通过jdbc连接数据库，在数据库中根据此id搜索该用户的详细信息，然后将这些信息返回到前台页面中。在搜索到的该用户的详细信息页面点击确定添加，然后服务器再一次将此用户id与session中存储的本人id传到servlet中，连接数据库，将此用户id与本人id一起插入到数据库中，返回页面添加成功。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评价<text:span text:style-name="T1">：</text:span></text:p>
      <text:p text:style-name="P3"><text:span text:style-name="T1"><text:tab/>在前台界面中会显示目前学习平台所有的课程。普通用户和学员点击每一门课程进行评价。评价分为五个单选按钮分别是1分——5分，单选按钮下方还有文字评价。选好分数以及文字评价之后点击确认按钮。服务器将用户id和评价分数以及文字传到servlet中，通过调用service和dao中的方法连接数据库，将这些信息插入到数据库中。返回评价成功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4:31:07.334997750</meta:creation-date>
    <dc:date>2017-07-21T15:45:23.443831941</dc:date>
    <meta:editing-duration>PT43M44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1" meta:paragraph-count="8" meta:word-count="555" meta:character-count="663" meta:non-whitespace-character-count="650"/>
  </office:meta>
</office:document-meta>
</file>